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names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15.822cm"/>
    </style:style>
    <style:style style:name="co13" style:family="table-column">
      <style:table-column-properties fo:break-before="auto" style:column-width="15.849cm"/>
    </style:style>
    <style:style style:name="co14" style:family="table-column">
      <style:table-column-properties fo:break-before="auto" style:column-width="15.877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1.382cm"/>
    </style:style>
    <style:style style:name="co23" style:family="table-column">
      <style:table-column-properties fo:break-before="auto" style:column-width="6.671cm"/>
    </style:style>
    <style:style style:name="co24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5.092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2.009cm"/>
    </style:style>
    <style:style style:name="co34" style:family="table-column">
      <style:table-column-properties fo:break-before="auto" style:column-width="3.512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3.3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17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4" table:default-cell-style-name="ce1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5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5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5"/>
          <table:table-cell table:style-name="ce13" table:content-validation-name="val4"/>
          <table:table-cell table:style-name="ce15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2cm" svg:height="0.451cm" svg:x="0.01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61cm" svg:height="0.451cm" svg:x="0.01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3cm" svg:height="0.451cm" svg:x="0.00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81cm" svg:height="0.451cm" svg:x="0.00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2cm" svg:height="0.451cm" svg:x="0.00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8cm" svg:height="0.451cm" svg:x="0.00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5cm" svg:height="0.451cm" svg:x="0.00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5cm" svg:height="0.451cm" svg:x="0.00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4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31cm" svg:height="0.451cm" svg:x="0.00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ce61"/>
        <table:table-column table:style-name="co11" table:number-columns-repeated="9" table:default-cell-style-name="Default"/>
        <table:table-row table:style-name="ro2">
          <table:table-cell table:style-name="ce31" office:value-type="string" calcext:value-type="string">
            <text:p>Options:</text:p>
          </table:table-cell>
          <table:table-cell table:number-columns-repeated="5"/>
          <table:table-cell table:style-name="ce67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6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65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6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7" form:id="control27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8" form:id="control28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29" form:id="control29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0" form:id="control30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1" form:id="control31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2" form:id="control32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3" form:id="control33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4" svg:width="3.81cm" svg:height="0.61cm" svg:x="3.94cm" svg:y="0.127cm" draw:control="control27"/>
          <draw:control draw:z-index="1" draw:text-style-name="P4" svg:width="3.302cm" svg:height="0.61cm" svg:x="0.203cm" svg:y="0.127cm" draw:control="control28"/>
        </table:shapes>
        <table:table-column table:style-name="co30" table:default-cell-style-name="ce85"/>
        <table:table-column table:style-name="co31" table:default-cell-style-name="ce89"/>
        <table:table-column table:style-name="co8" table:default-cell-style-name="ce89"/>
        <table:table-column table:style-name="co21" table:default-cell-style-name="ce89"/>
        <table:table-column table:style-name="co32" table:default-cell-style-name="ce89"/>
        <table:table-column table:style-name="co33" table:number-columns-repeated="3" table:default-cell-style-name="ce86"/>
        <table:table-column table:style-name="co11" table:number-columns-repeated="9" table:default-cell-style-name="ce86"/>
        <table:table-column table:style-name="co11" table:number-columns-repeated="47" table:default-cell-style-name="ce8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87"/>
          <table:table-cell table:style-name="ce113"/>
          <table:table-cell table:style-name="ce87" table:content-validation-name="val6"/>
          <table:table-cell table:style-name="ce8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29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0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6cm" svg:height="0.451cm" svg:x="0.005cm" svg:y="0cm" draw:control="control31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2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3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8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4" form:id="control34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5" form:id="control35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6" form:id="control36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4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02cm" svg:height="0.451cm" svg:x="0.004cm" svg:y="0cm" draw:control="control35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4cm" svg:height="0.451cm" svg:x="0.004cm" svg:y="0cm" draw:control="control36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9:03:1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04T19:03:32.489000000</dc:date>
    <meta:editing-duration>P7DT2H2M35S</meta:editing-duration>
    <meta:editing-cycles>1216</meta:editing-cycles>
    <meta:generator>LibreOffice/6.3.5.2$Windows_X86_64 LibreOffice_project/dd0751754f11728f69b42ee2af66670068624673</meta:generator>
    <meta:document-statistic meta:table-count="7" meta:cell-count="116" meta:object-count="36"/>
  </office:meta>
</office:document-meta>
</file>